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4.658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electrecity">
      <style:table-properties table:display="true" style:writing-mode="lr-tb"/>
    </style:style>
    <style:style style:name="ta2" style:family="table" style:master-page-name="PageStyle_5f_House_20_Tax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lectrecity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Date</text:p>
          </table:table-cell>
          <table:table-cell office:value-type="string">
            <text:p>electrecity +</text:p>
          </table:table-cell>
          <table:table-cell office:value-type="string">
            <text:p>electrecity -</text:p>
          </table:table-cell>
          <table:table-cell office:value-type="string">
            <text:p>electrecity initial balance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0-12-19">
            <text:p>19/12/20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se Tax" table:style-name="ta2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Date</text:p>
          </table:table-cell>
          <table:table-cell office:value-type="string">
            <text:p>House tax +</text:p>
          </table:table-cell>
          <table:table-cell office:value-type="string">
            <text:p>House Tax -</text:p>
          </table:table-cell>
          <table:table-cell office:value-type="string">
            <text:p>House tax initial Balance </text:p>
          </table:table-cell>
          <table:table-cell office:value-type="string">
            <text:p>from_account</text:p>
          </table:table-cell>
          <table:table-cell office:value-type="string">
            <text:p>to_account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12-19">
            <text:p>19/12/2020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8/12/2020</text:date>, <text:time>19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ectrecity" style:display-name="PageStyle_electre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Tax" style:display-name="PageStyle_House Ta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0-12-28T19:59:54</dc:date>
    <dc:creator>Pranat Agrawal</dc:creator>
    <meta:editing-duration>PT5S</meta:editing-duration>
    <meta:editing-cycles>1</meta:editing-cycles>
    <meta:document-statistic meta:table-count="2" meta:cell-count="13" meta:object-count="0"/>
  </office:meta>
</office:document-meta>
</file>